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Account.DynamicAccount( int sequenceNumber , ParsedConfiguration parsedConfiguration , String userName , String userPrefix , String userSuffix , String password , String recipientPrefix , String recipientSuffix , boolean ignoreRecipientHeader , String customRecipientHeader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ynamicAccount.DynamicAccount( int sequenceNumber , ParsedConfiguration parsedConfiguration , String user , String password , String recipient , boolean ignoreRecipientHeader , String customRecipientHeader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